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odell - Tabellen" draw:style-name="dp1" draw:master-page-name="Standard">
        <office:forms form:automatic-focus="false" form:apply-design-mode="false"/>
        <draw:custom-shape draw:style-name="gr1" draw:text-style-name="P1" draw:id="id1" draw:layer="layout" svg:width="3cm" svg:height="2cm" svg:x="8.27cm" svg:y="12cm">
          <text:p text:style-name="P1">fol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3cm" svg:height="2cm" svg:x="25.77cm" svg:y="8.5cm">
          <text:p text:style-name="P1">song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3cm" svg:height="2cm" svg:x="25.77cm" svg:y="12cm">
          <text:p text:style-name="P1">album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3cm" svg:height="2cm" svg:x="25.77cm" svg:y="15.5cm">
          <text:p text:style-name="P1">artist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3cm" svg:height="2cm" svg:x="38.27cm" svg:y="12cm">
          <text:p text:style-name="P1">collectio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1.27cm" svg:y1="13cm" svg:x2="13.27cm" svg:y2="13cm" draw:start-shape="id1" draw:start-glue-point="1" draw:end-shape="id2" draw:end-glue-point="3" svg:d="m11270 13000h2000">
          <text:p/>
        </draw:connector>
        <draw:connector draw:style-name="gr2" draw:text-style-name="P2" draw:layer="layout" draw:type="lines" svg:x1="21.27cm" svg:y1="13cm" svg:x2="25.77cm" svg:y2="16.5cm" draw:start-shape="id3" draw:start-glue-point="1" draw:end-shape="id4" draw:end-glue-point="3" svg:d="m21270 13000h501l3498 3500h501">
          <text:p/>
        </draw:connector>
        <draw:connector draw:style-name="gr2" draw:text-style-name="P2" draw:layer="layout" draw:type="lines" svg:x1="28.77cm" svg:y1="13cm" svg:x2="33.77cm" svg:y2="13cm" draw:start-shape="id5" draw:start-glue-point="1" draw:end-shape="id6" draw:end-glue-point="3" svg:d="m28770 13000h501 3998 501">
          <text:p/>
        </draw:connector>
        <draw:connector draw:style-name="gr2" draw:text-style-name="P2" draw:layer="layout" draw:type="lines" svg:x1="28.77cm" svg:y1="9.5cm" svg:x2="33.77cm" svg:y2="13cm" draw:start-shape="id7" draw:start-glue-point="1" draw:end-shape="id6" draw:end-glue-point="3" svg:d="m28770 9500h501l3998 3500h501">
          <text:p/>
        </draw:connector>
        <draw:connector draw:style-name="gr2" draw:text-style-name="P2" draw:layer="layout" draw:type="lines" svg:x1="28.77cm" svg:y1="16.5cm" svg:x2="33.77cm" svg:y2="13cm" draw:start-shape="id4" draw:end-shape="id6" draw:end-glue-point="3" svg:d="m28770 16500h501l3998-3500h501">
          <text:p/>
        </draw:connector>
        <draw:custom-shape draw:style-name="gr1" draw:text-style-name="P1" draw:id="id2" draw:layer="layout" svg:width="3cm" svg:height="2cm" svg:x="13.27cm" svg:y="12cm">
          <text:p text:style-name="P1">fil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21.27cm" svg:y1="13cm" svg:x2="25.77cm" svg:y2="13cm" draw:start-shape="id3" draw:end-shape="id5" draw:end-glue-point="3" svg:d="m21270 13000h501 3498 501">
          <text:p/>
        </draw:connector>
        <draw:custom-shape draw:style-name="gr1" draw:text-style-name="P1" draw:id="id9" draw:layer="layout" svg:width="3cm" svg:height="2cm" svg:x="42.77cm" svg:y="12cm">
          <text:p text:style-name="P1">use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41.27cm" svg:y1="13cm" svg:x2="42.77cm" svg:y2="13cm" draw:start-shape="id8" draw:start-glue-point="1" draw:end-shape="id9" draw:end-glue-point="3" svg:d="m41270 13000h501 498 501">
          <text:p/>
        </draw:connector>
        <draw:custom-shape draw:style-name="gr1" draw:text-style-name="P1" draw:id="id3" draw:layer="layout" svg:width="3cm" svg:height="2cm" svg:x="18.27cm" svg:y="12cm">
          <text:p text:style-name="P1">m:n-</text:p>
          <text:p text:style-name="P1">mapping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21.27cm" svg:y1="13cm" svg:x2="25.77cm" svg:y2="9.5cm" draw:start-shape="id3" draw:start-glue-point="1" draw:end-shape="id7" svg:d="m21270 13000h501l3498-3500h501">
          <text:p/>
        </draw:connector>
        <draw:connector draw:style-name="gr2" draw:text-style-name="P2" draw:layer="layout" draw:type="lines" svg:x1="16.27cm" svg:y1="13cm" svg:x2="18.27cm" svg:y2="13cm" draw:start-shape="id2" draw:start-glue-point="1" draw:end-shape="id3" draw:end-glue-point="3" svg:d="m16270 13000h501 998 501">
          <text:p/>
        </draw:connector>
        <draw:custom-shape draw:style-name="gr1" draw:text-style-name="P1" draw:id="id6" draw:layer="layout" svg:width="3cm" svg:height="2cm" svg:x="33.77cm" svg:y="12cm">
          <text:p text:style-name="P1">m:n-</text:p>
          <text:p text:style-name="P1">mapping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36.77cm" svg:y1="13cm" svg:x2="38.27cm" svg:y2="13cm" draw:start-shape="id6" draw:start-glue-point="1" draw:end-shape="id8" draw:end-glue-point="3" svg:d="m36770 13000h501 498 501">
          <text:p/>
        </draw:connector>
        <draw:custom-shape draw:style-name="gr1" draw:text-style-name="P1" draw:id="id10" draw:layer="layout" svg:width="3cm" svg:height="2cm" svg:x="34.77cm" svg:y="17.5cm">
          <text:p text:style-name="P1">m:n-</text:p>
          <text:p text:style-name="P1">mapping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27.27cm" svg:y1="17.5cm" svg:x2="36.27cm" svg:y2="17.5cm" draw:start-shape="id4" draw:start-glue-point="2" draw:end-shape="id10" draw:end-glue-point="0" svg:d="m27270 17500v501l9000-1002v501">
          <text:p/>
        </draw:connector>
        <draw:connector draw:style-name="gr2" draw:text-style-name="P2" draw:layer="layout" draw:type="lines" svg:x1="27.27cm" svg:y1="14cm" svg:x2="36.27cm" svg:y2="17.5cm" draw:start-shape="id5" draw:start-glue-point="2" draw:end-shape="id10" draw:end-glue-point="0" svg:d="m27270 14000v501l9000 2498v501">
          <text:p/>
        </draw:connector>
        <draw:connector draw:style-name="gr2" draw:text-style-name="P2" draw:layer="layout" draw:type="lines" draw:line-skew="0cm 0.001cm" svg:x1="27.27cm" svg:y1="10.5cm" svg:x2="36.27cm" svg:y2="17.5cm" draw:start-shape="id7" draw:start-glue-point="2" draw:end-shape="id10" draw:end-glue-point="0" svg:d="m27270 10500v501l9000 5999v500">
          <text:p/>
        </draw:connector>
        <draw:connector draw:style-name="gr2" draw:text-style-name="P2" draw:layer="layout" draw:type="lines" svg:x1="37.77cm" svg:y1="18.5cm" svg:x2="39.77cm" svg:y2="18cm" draw:start-shape="id10" draw:start-glue-point="1" draw:end-shape="id11" svg:d="m37770 18500h501l998-500h501">
          <text:p/>
        </draw:connector>
        <draw:custom-shape draw:style-name="gr1" draw:text-style-name="P1" draw:id="id11" draw:layer="layout" svg:width="3cm" svg:height="2cm" svg:x="39.77cm" svg:y="17cm">
          <text:p text:style-name="P1">tag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42.77cm" svg:y1="18cm" svg:x2="44.27cm" svg:y2="14cm" draw:start-shape="id11" draw:start-glue-point="1" draw:end-shape="id9" svg:d="m42770 18000h501l999-3499v-501">
          <text:p/>
        </draw:connector>
        <draw:custom-shape draw:style-name="gr1" draw:text-style-name="P1" draw:id="id12" draw:layer="layout" svg:width="3cm" svg:height="2cm" svg:x="18.77cm" svg:y="7.5cm">
          <text:p text:style-name="P1">m:n-</text:p>
          <text:p text:style-name="P1">mapping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27.27cm" svg:y1="8.5cm" svg:x2="21.77cm" svg:y2="8.5cm" draw:start-shape="id7" draw:start-glue-point="0" draw:end-shape="id12" svg:d="m27270 8500v-501l-4999 501h-501">
          <text:p/>
        </draw:connector>
        <draw:connector draw:style-name="gr2" draw:text-style-name="P2" draw:layer="layout" draw:type="lines" svg:x1="21.77cm" svg:y1="8.5cm" svg:x2="27.27cm" svg:y2="12cm" draw:start-shape="id12" draw:start-glue-point="1" draw:end-shape="id5" draw:end-glue-point="0" svg:d="m21770 8500h501l4999 2999v501">
          <text:p/>
        </draw:connector>
        <draw:connector draw:style-name="gr2" draw:text-style-name="P2" draw:layer="layout" draw:type="lines" svg:x1="21.77cm" svg:y1="8.5cm" svg:x2="27.27cm" svg:y2="15.5cm" draw:start-shape="id12" draw:start-glue-point="1" draw:end-shape="id4" draw:end-glue-point="0" svg:d="m21770 8500h501l4999 6499v501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.27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 draw:page-number="1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104.963cm" svg:height="13.707cm" svg:x="7.101cm" svg:y="4.272cm" presentation:class="title" presentation:placeholder="true">
        <draw:text-box/>
      </draw:frame>
      <draw:frame presentation:style-name="Standard-outline1" draw:layer="backgroundobjects" svg:width="104.963cm" svg:height="54.182cm" svg:x="7.101cm" svg:y="20.211cm" presentation:class="outline" presentation:placeholder="true">
        <draw:text-box/>
      </draw:frame>
      <draw:frame presentation:style-name="Mpr1" draw:text-style-name="MP1" draw:layer="backgroundobjects" svg:width="27.171cm" svg:height="5.661cm" svg:x="7.101cm" svg:y="75.793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36.968cm" svg:height="5.661cm" svg:x="41.157cm" svg:y="75.793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27.171cm" svg:height="5.661cm" svg:x="84.889cm" svg:y="75.793cm" presentation:class="page-number">
        <draw:text-box>
          <text:p text:style-name="MP2"><text:page-number>&lt;Nummer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enjamin </meta:initial-creator>
    <meta:creation-date>2010-07-11T13:12:15</meta:creation-date>
    <meta:editing-duration>PT00H20M16S</meta:editing-duration>
    <meta:editing-cycles>4</meta:editing-cycles>
    <dc:date>2010-07-11T13:32:23</dc:date>
    <dc:creator>benjamin </dc:creator>
    <meta:generator>OpenOffice.org/3.1$Linux OpenOffice.org_project/310m19$Build-9420</meta:generator>
    <meta:document-statistic meta:object-count="53"/>
  </office:meta>
</office:document-meta>
</file>